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okieValueMethodArgumentResolver.resolveName( String cookieName , MethodParameter parameter , NativeWebRequest web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CookieValueMethodArgumentResolver.setUrlPathHelper( UrlPathHelper urlPath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okieValueMethodArgumentResolver.ServletCookieValueMethodArgumentResolver( @ Nullable Configur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